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ce style:name="Lohit Hindi1" svg:font-family="'Lohit Hindi'" style:font-family-generic="swiss" style:font-pitch="variable"/>
    <style:font-face style:name="Lohit Hindi2" svg:font-family="'Lohit Hindi'"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P1" style:family="paragraph" style:parent-style-name="Frame_20_contents">
      <style:paragraph-properties fo:text-align="justify" style:justify-single-word="false"/>
    </style:style>
    <style:style style:name="P2" style:family="paragraph" style:parent-style-name="Standard" style:list-style-name="WW8Num23">
      <loext:graphic-properties draw:fill="solid" draw:fill-color="#7e0021" draw:opacity="100%"/>
      <style:paragraph-properties fo:margin-top="0in" fo:margin-bottom="0.0201in" style:contextual-spacing="false" fo:line-height="115%" fo:background-color="#7e0021">
        <style:tab-stops>
          <style:tab-stop style:position="0.5in"/>
        </style:tab-stops>
      </style:paragraph-properties>
      <style:text-properties style:font-name="DejaVu Sans" fo:font-size="10pt" officeooo:paragraph-rsid="002e04ca" style:font-size-asian="10pt"/>
    </style:style>
    <style:style style:name="P3" style:family="paragraph" style:parent-style-name="Standard" style:master-page-name="">
      <style:paragraph-properties fo:margin-left="0in" fo:margin-right="0in" fo:margin-top="0in" fo:margin-bottom="0in" style:contextual-spacing="false" fo:text-align="justify" style:justify-single-word="false" fo:hyphenation-ladder-count="no-limit" fo:text-indent="0in" style:auto-text-indent="false" style:page-number="auto"/>
      <style:text-properties style:font-name="DejaVu Sans" fo:font-size="10pt" style:font-size-asian="10pt" style:font-size-complex="10pt" fo:hyphenate="true" fo:hyphenation-remain-char-count="3" fo:hyphenation-push-char-count="3" loext:hyphenation-no-caps="false"/>
    </style:style>
    <style:style style:name="P4" style:family="paragraph" style:parent-style-name="Standard">
      <style:paragraph-properties fo:margin-left="0in" fo:margin-right="0in" fo:margin-top="0in" fo:margin-bottom="0in" style:contextual-spacing="false" fo:text-align="justify" style:justify-single-word="false" fo:hyphenation-ladder-count="no-limit" fo:text-indent="0in" style:auto-text-indent="false"/>
      <style:text-properties style:font-name="DejaVu Sans" fo:font-size="10pt" style:font-size-asian="10pt" style:font-size-complex="10pt" fo:hyphenate="true" fo:hyphenation-remain-char-count="3" fo:hyphenation-push-char-count="3" loext:hyphenation-no-caps="false"/>
    </style:style>
    <style:style style:name="P5" style:family="paragraph" style:parent-style-name="Standard">
      <style:paragraph-properties fo:margin-left="0in" fo:margin-right="0in" fo:margin-top="0in" fo:margin-bottom="0in" style:contextual-spacing="false" fo:text-align="justify" style:justify-single-word="false" fo:hyphenation-ladder-count="no-limit" fo:text-indent="0.2402in" style:auto-text-indent="false"/>
      <style:text-properties style:font-name="DejaVu Sans" fo:font-size="10pt" style:font-size-asian="10pt" style:font-size-complex="10pt" fo:hyphenate="true" fo:hyphenation-remain-char-count="3" fo:hyphenation-push-char-count="3" loext:hyphenation-no-caps="false"/>
    </style:style>
    <style:style style:name="P6" style:family="paragraph" style:parent-style-name="Standard" style:list-style-name="L1">
      <loext:graphic-properties draw:fill="solid" draw:fill-color="#7e0021" draw:opacity="100%"/>
      <style:paragraph-properties fo:margin-left="0.2917in" fo:margin-right="0in" fo:margin-top="0in" fo:margin-bottom="0.0429in" style:contextual-spacing="false" fo:line-height="100%" fo:text-indent="-0.2917in" style:auto-text-indent="false" fo:background-color="#7e0021" style:text-autospace="none">
        <style:tab-stops/>
      </style:paragraph-properties>
      <style:text-properties style:font-name="DejaVu Sans"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P7" style:family="paragraph" style:parent-style-name="Standard">
      <style:paragraph-properties fo:margin-left="0in" fo:margin-right="0in" fo:margin-top="0.05in" fo:margin-bottom="0in" style:contextual-spacing="false" fo:text-align="start" style:justify-single-word="false" fo:text-indent="0in" style:auto-text-indent="false"/>
      <style:text-properties style:use-window-font-color="true" loext:opacity="0%" style:font-name="DejaVu Sans" fo:font-size="12pt" fo:font-weight="bold" officeooo:paragraph-rsid="002e04ca" fo:background-color="transparent" style:font-size-asian="12pt" style:font-weight-asian="bold" style:font-size-complex="12pt" style:font-weight-complex="bold"/>
    </style:style>
    <style:style style:name="P8" style:family="paragraph" style:parent-style-name="Standard">
      <loext:graphic-properties draw:fill="solid" draw:fill-color="#004586" draw:opacity="100%"/>
      <style:paragraph-properties fo:text-align="start" style:justify-single-word="false" fo:background-color="#004586"/>
      <style:text-properties style:use-window-font-color="true" loext:opacity="0%" style:font-name="DejaVu Sans" fo:font-size="12pt" fo:font-weight="bold" fo:background-color="transparent" style:font-size-asian="12pt" style:font-weight-asian="bold" style:font-size-complex="12pt" style:font-weight-complex="bold"/>
    </style:style>
    <style:style style:name="P9" style:family="paragraph" style:parent-style-name="Standard">
      <loext:graphic-properties draw:fill="solid" draw:fill-color="#99ccff" draw:opacity="100%"/>
      <style:paragraph-properties fo:text-align="start" style:justify-single-word="false" fo:background-color="#99ccff"/>
      <style:text-properties style:use-window-font-color="true" loext:opacity="0%" style:font-name="DejaVu Sans" fo:font-size="12pt" fo:font-weight="bold" fo:background-color="transparent" style:font-size-asian="12pt" style:font-weight-asian="bold" style:font-size-complex="12pt" style:font-weight-complex="bold"/>
    </style:style>
    <style:style style:name="P10" style:family="paragraph" style:parent-style-name="Standard">
      <loext:graphic-properties draw:fill="solid" draw:fill-color="#ccccff" draw:opacity="100%"/>
      <style:paragraph-properties fo:margin-left="0in" fo:margin-right="0in" fo:margin-top="0in" fo:margin-bottom="0in" style:contextual-spacing="false" fo:text-align="start" style:justify-single-word="false" fo:text-indent="0in" style:auto-text-indent="false" fo:background-color="#ccccff"/>
      <style:text-properties style:use-window-font-color="true" loext:opacity="0%" style:font-name="DejaVu Sans" fo:font-size="6pt" fo:font-weight="bold" officeooo:paragraph-rsid="002e04ca" fo:background-color="transparent" style:font-size-asian="5.25pt" style:font-weight-asian="bold" style:font-size-complex="6pt" style:font-weight-complex="bold"/>
    </style:style>
    <style:style style:name="P11" style:family="paragraph" style:parent-style-name="Standard">
      <loext:graphic-properties draw:fill="solid" draw:fill-color="#7e0021" draw:opacity="100%"/>
      <style:paragraph-properties fo:margin-top="0.0543in" fo:margin-bottom="0.05in" style:contextual-spacing="false" fo:background-color="#7e0021"/>
      <style:text-properties fo:color="#ffffff" loext:opacity="100%" style:font-name="DejaVu Sans" fo:font-size="10pt" fo:font-weight="bold" officeooo:paragraph-rsid="002e04ca" fo:background-color="transparent" style:font-size-asian="10pt" style:font-weight-asian="bold" style:font-size-complex="10pt" style:font-weight-complex="bold"/>
    </style:style>
    <style:style style:name="P12" style:family="paragraph" style:parent-style-name="Standard">
      <loext:graphic-properties draw:fill="solid" draw:fill-color="#7e0021" draw:opacity="100%"/>
      <style:paragraph-properties fo:margin-top="0.05in" fo:margin-bottom="0.05in" style:contextual-spacing="false" fo:background-color="#7e0021"/>
      <style:text-properties fo:color="#ffffff" loext:opacity="100%" style:font-name="DejaVu Sans" fo:font-size="10pt" fo:font-weight="bold" officeooo:paragraph-rsid="002e04ca" fo:background-color="transparent" style:font-size-asian="10pt" style:font-weight-asian="bold" style:font-weight-complex="bold"/>
    </style:style>
    <style:style style:name="P13" style:family="paragraph" style:parent-style-name="Standard">
      <loext:graphic-properties draw:fill="solid" draw:fill-color="#004586" draw:opacity="100%"/>
      <style:paragraph-properties fo:text-align="center" style:justify-single-word="false" fo:break-before="page" fo:background-color="#004586"/>
      <style:text-properties fo:color="#ffffff" loext:opacity="100%" style:font-name="DejaVu Sans" fo:font-size="14pt" fo:font-weight="bold" officeooo:rsid="002e04ca" officeooo:paragraph-rsid="002e04ca" fo:background-color="transparent" style:font-size-asian="14pt" style:font-weight-asian="bold" style:font-weight-complex="bold"/>
    </style:style>
    <style:style style:name="P14" style:family="paragraph" style:parent-style-name="Standard">
      <style:paragraph-properties fo:text-align="justify" style:justify-single-word="false"/>
      <style:text-properties fo:color="#000080" loext:opacity="100%"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15" style:family="paragraph">
      <style:paragraph-properties fo:margin-left="0.25in" fo:margin-right="0in" fo:margin-top="0in" fo:margin-bottom="0.05in" fo:text-align="start" fo:text-indent="-0.1571in">
        <style:tab-stops/>
      </style:paragraph-properties>
    </style:style>
    <style:style style:name="P16" style:family="paragraph">
      <style:paragraph-properties fo:margin-left="0.1799in" fo:margin-right="0in" fo:text-indent="-0.1217in">
        <style:tab-stops/>
      </style:paragraph-properties>
    </style:style>
    <style:style style:name="P17" style:family="paragraph">
      <loext:graphic-properties draw:fill="solid" draw:fill-color="#e6e6ff"/>
      <style:paragraph-properties fo:margin-left="0.25in" fo:margin-right="0in" fo:margin-top="0in" fo:margin-bottom="0.05in" fo:text-align="start" fo:text-indent="-0.1571in">
        <style:tab-stops/>
      </style:paragraph-properties>
      <style:text-properties style:font-name="Verdana" fo:font-size="10pt" style:font-name-complex="Verdana" style:font-size-complex="10pt"/>
    </style:style>
    <style:style style:name="T1" style:family="text">
      <style:text-properties fo:font-size="9pt" fo:font-weight="normal" style:font-size-asian="9pt" style:font-weight-asian="normal" style:font-size-complex="9pt" style:font-weight-complex="normal"/>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80" loext:opacity="100%"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fo:color="#ffffff" loext:opacity="100%" fo:font-weight="bold" fo:background-color="transparent" loext:char-shading-value="0" style:font-weight-asian="bold" style:font-weight-complex="bold"/>
    </style:style>
    <style:style style:name="T5" style:family="text">
      <style:text-properties fo:color="#ffffff" loext:opacity="100%" fo:font-weight="bold" fo:background-color="transparent" loext:char-shading-value="0" style:font-weight-asian="bold" style:font-size-complex="10pt" style:font-weight-complex="bold"/>
    </style:style>
    <style:style style:name="T6" style:family="text">
      <style:text-properties officeooo:rsid="002e04ca"/>
    </style:style>
    <style:style style:name="T7" style:family="text">
      <style:text-properties style:font-size-complex="10pt"/>
    </style:style>
    <style:style style:name="T8" style:family="text">
      <style:text-properties fo:color="#000080" loext:opacity="100%" style:font-name="Verdana" fo:font-size="11pt" fo:font-style="normal" fo:font-weight="bold" style:font-size-asian="11pt" style:font-style-asian="normal" style:font-weight-asian="bold" style:font-name-complex="Verdana" style:font-size-complex="11pt" style:font-style-complex="normal" style:font-weight-complex="bold"/>
    </style:style>
    <style:style style:name="T9" style:family="text">
      <style:text-properties style:font-name="Verdana" fo:font-size="10pt" style:font-name-complex="Verdana" style:font-size-complex="10pt"/>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Sect1" style:family="section">
      <style:section-properties text:dont-balance-text-columns="false" style:editable="false">
        <style:columns fo:column-count="2" fo:column-gap="0.1791in">
          <style:column style:rel-width="32767*" fo:start-indent="0in" fo:end-indent="0.0894in"/>
          <style:column style:rel-width="32768*" fo:start-indent="0.0894in" fo:end-indent="0in"/>
        </style:columns>
      </style:section-properties>
    </style:style>
    <text:list-style style:name="L1">
      <text:list-level-style-number text:level="1" text:style-name="Numbering_20_Symbols" loext:num-list-format="%1%.  " style:num-suffix=".  "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style:style style:name="gr1" style:family="graphic">
      <style:graphic-properties draw:stroke="solid" svg:stroke-color="#000080" draw:stroke-linejoin="miter" draw:fill="solid" draw:fill-color="#e6e6ff" draw:textarea-vertical-align="middle" fo:min-height="1.9244in" fo:padding-top="0.15in" fo:padding-bottom="0.15in" fo:padding-left="0.15in" fo:padding-right="0.15in" draw:shadow="visible" draw:shadow-offset-x="0in" draw:shadow-offset-y="0.0299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nit 01</text:p>
      <text:p text:style-name="P8"/>
      <text:p text:style-name="P9"><draw:frame draw:style-name="fr1" draw:name="Frame1" text:anchor-type="paragraph" svg:x="2.4618in" svg:y="0.0862in" svg:width="1.7445in" draw:z-index="0"><draw:text-box fo:min-height="2.0516in"><text:p text:style-name="P14"><text:s/></text:p><text:p text:style-name="P1"><text:span text:style-name="T3"/></text:p></draw:text-box></draw:frame><draw:frame text:anchor-type="paragraph" draw:z-index="1" draw:name="Shape1" draw:style-name="gr1" draw:text-style-name="P17" svg:width="1.7441in" svg:height="2.2248in" svg:x="2.4618in" svg:y="0.0319in"><draw:text-box draw:corner-radius="0.0799in"><text:p text:style-name="P15"><text:span text:style-name="T8">Getting Started</text:span></text:p><text:p text:style-name="P16"><text:span text:style-name="T9">Is censorship good </text:span><text:span text:style-name="T9">or bad? Is it </text:span><text:span text:style-name="T9">sometimes </text:span><text:span text:style-name="T9">acceptible, </text:span><text:span text:style-name="T9">always, or never? </text:span><text:span text:style-name="T9">Give example to </text:span><text:span text:style-name="T9">support your </text:span><text:span text:style-name="T9">position.</text:span></text:p></draw:text-box></draw:frame></text:p>
      <text:section text:style-name="Sect1" text:name="Section4">
        <text:p text:style-name="P7">Title Goes Here <text:span text:style-name="T1">[based on actual events]</text:span></text:p>
        <text:p text:style-name="P10"><text:span text:style-name="T1"/></text:p>
        <text:p text:style-name="P3"><text:span text:style-name="T2">L</text:span>orem ipsum dolor sit amet, consectetur adipiscing elit. Vivamus vel eros varius, rutrum est vel, mollis libero. Aenean ante leo, rhoncus suscipit egestas ac, gravida a libero. Nam placerat bibendum tortor, vel aliquet erat tempor ac. Vestibulum sapien leo, rhoncus ullamcorper hendrerit ac, consequat at neque. Integer sit amet ultricies nibh, ac commodo urna. Duis vitae venenatis ex. </text:p>
        <text:p text:style-name="P5">Vestibulum eleifend dolor quis velit convallis gravida. Vivamus id dolor cursus est facilisis aliquam eu eget elit. Donec quis egestas odio. Phasellus ut viverra nulla. Curabitur mattis ultricies ornare. Sed vel tincidunt nibh, eget sagittis nunc. Orci varius natoque penatibus et magnis dis parturient montes, nascetur ridiculus mus. Integer accumsan est ac dapibus viverra. Donec lacinia commodo velit sed consectetur. Proin dolor elit, ultricies eu lacinia nec, eleifend id leo.</text:p>
        <text:p text:style-name="P5">Ut sed nunc id tortor tincidunt tincidunt. Class aptent taciti sociosqu ad litora torquent per conubia nostra, per inceptos himenaeos. Morbi ut consequat libero. Quisque a neque nibh. Quisque semper velit sit amet mauris posuere efficitur. Mauris sed eros ligula. Donec viverra velit eu ipsum vehicula gravida. Ut in elementum felis. Aliquam vitae ipsum sit amet nisi dictum lacinia sed et turpis. Donec et pharetra mi. Pellentesque habitant morbi tristique senectus et netus et malesuada fames ac turpis egestas. Curabitur vehicula diam sed quam blandit, sagittis fermentum lorem imperdiet. Sed volutpat ullamcorper lorem, quis interdum eros. Pellentesque at ultrices lacus, sed malesuada nulla. Vestibulum sed pellentesque elit. In interdum nisl eu neque aliquet, at sollicitudin mi aliquam.</text:p>
        <text:p text:style-name="P5">Nam auctor, magna a suscipit scelerisque, libero augue maximus sapien, eu maximus augue dui id lectus. Fusce tempor orci sit amet elit elementum eleifend at eget neque. Duis dignissim at tellus ut interdum. Integer convallis ullamcorper tellus quis facilisis. Aenean dictum dictum sem ut rutrum. Donec sed quam mollis magna tincidunt porta eu nec odio. Duis vel dignissim dolor.</text:p>
        <text:p text:style-name="P5">Suspendisse augue quam, viverra id tempor id, vestibulum sed ipsum. Donec tristique pulvinar tellus eget consectetur. Sed in efficitur mi, volutpat elementum sapien. Aliquam dolor nibh, pharetra ut sodales ac, molestie ut dui. Maecenas lacinia eget turpis non porttitor. Etiam in ultricies metus. Etiam a libero velit. Praesent eget enim lorem. Etiam id placerat massa. Suspendisse dictum eget ex eu vestibulum.</text:p>
        <text:p text:style-name="P5">Duis fermentum imperdiet pharetra. Curabitur at tincidunt nisi. Quisque quis augue congue, fringilla metus at, bibendum lectus. Phasellus non porta elit. Nulla aliquam vulputate nisl non mattis. Etiam elementum magna ac mi suscipit, non faucibus lorem placerat. Donec facilisis elementum justo eu eleifend. Suspendisse at tellus ipsum. Aliquam erat volutpat. Nulla et magna et tellus fermentum interdum non id nisi. Curabitur varius neque sed nisl viverra porta. Aenean venenatis aliquet magna in interdum. </text:p>
      </text:section>
      <text:p text:style-name="P12">Comprehension Questions. <text:s/></text:p>
      <text:list xml:id="list1099189450" text:style-name="WW8Num23">
        <text:list-item>
          <text:p text:style-name="P2"><text:span text:style-name="T4"/></text:p>
        </text:list-item>
      </text:list>
      <text:p text:style-name="P11"><text:span text:style-name="T5">Discussion</text:span></text:p>
      <text:list xml:id="list23841199" text:style-name="L1">
        <text:list-item>
          <text:p text:style-name="P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ce style:name="Lohit Hindi1" svg:font-family="'Lohit Hindi'" style:font-family-generic="swiss" style:font-pitch="variable"/>
    <style:font-face style:name="Lohit Hindi2" svg:font-family="'Lohit Hindi'"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 PL UMing H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 PL UMing HK"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23" text:consecutive-numbering="true">
      <text:list-level-style-number text:level="1" loext:num-list-format="%1%.  " style:num-suffix=".  " style:num-format="1">
        <style:list-level-properties/>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in" fo:margin-bottom="0.6in" fo:margin-left="1.05in" fo:margin-right="1.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9-07T14:44:12</meta:creation-date>
    <meta:editing-duration>PT7H31M12S</meta:editing-duration>
    <meta:editing-cycles>34</meta:editing-cycles>
    <meta:generator>LibreOffice/7.3.5.2$Linux_X86_64 LibreOffice_project/30$Build-2</meta:generator>
    <dc:title>simplyEnglish</dc:title>
    <meta:initial-creator>cray99 </meta:initial-creator>
    <dc:date>2022-08-10T08:18:06.921047503</dc:date>
    <meta:document-statistic meta:table-count="0" meta:image-count="0" meta:object-count="0" meta:page-count="1" meta:paragraph-count="13" meta:word-count="452" meta:character-count="3049" meta:non-whitespace-character-count="2600"/>
    <meta:template xlink:type="simple" xlink:actuate="onRequest" xlink:title="simplyEnglish" xlink:href="../../../../../../../../home/cray99/Desktop/.libreoffice/3/user/template/simplyEnglish.ott" meta:date="2011-09-07T14:44:12"/>
  </office:meta>
</office:document-meta>
</file>